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 Dotted for Powerline" svg:font-family="'Droid Sans Mono Dotted for Powerline'" style:font-family-generic="swiss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Droid Sans Mono Dotted for Powerline" fo:font-size="14pt" officeooo:rsid="00139fe3" officeooo:paragraph-rsid="00139fe3" style:font-size-asian="12.25pt" style:font-size-complex="14pt"/>
    </style:style>
    <style:style style:name="P2" style:family="paragraph" style:parent-style-name="Standard">
      <style:text-properties style:font-name="Droid Sans Mono Dotted for Powerline" fo:font-size="14pt" fo:language="fr" fo:country="FR" officeooo:rsid="00151e7f" officeooo:paragraph-rsid="00151e7f" style:font-size-asian="12.25pt" style:font-size-complex="14pt"/>
    </style:style>
    <style:style style:name="P3" style:family="paragraph" style:parent-style-name="Standard">
      <style:text-properties style:font-name="Droid Sans Mono Dotted for Powerline" fo:font-size="14pt" fo:language="fr" fo:country="FR" fo:font-weight="bold" officeooo:rsid="00155c0c" officeooo:paragraph-rsid="00155c0c" style:font-size-asian="12.25pt" style:font-weight-asian="bold" style:font-size-complex="14pt" style:font-weight-complex="bold"/>
    </style:style>
    <style:style style:name="P4" style:family="paragraph" style:parent-style-name="Standard">
      <style:text-properties style:font-name="Droid Sans Mono Dotted for Powerline" fo:font-size="14pt" fo:language="fr" fo:country="FR" fo:font-style="normal" officeooo:rsid="001758ba" officeooo:paragraph-rsid="001758ba" style:font-size-asian="12.25pt" style:font-style-asian="normal" style:font-size-complex="14pt" style:font-style-complex="normal"/>
    </style:style>
    <style:style style:name="P5" style:family="paragraph" style:parent-style-name="Standard">
      <style:text-properties style:font-name="Droid Sans Mono Dotted for Powerline" fo:font-size="14pt" fo:language="fr" fo:country="FR" fo:font-style="normal" officeooo:rsid="001758ba" officeooo:paragraph-rsid="001d6995" style:font-size-asian="12.25pt" style:font-style-asian="normal" style:font-size-complex="14pt" style:font-style-complex="normal"/>
    </style:style>
    <style:style style:name="P6" style:family="paragraph" style:parent-style-name="Standard">
      <style:text-properties style:font-name="Droid Sans Mono Dotted for Powerline" fo:font-size="14pt" fo:language="fr" fo:country="FR" fo:font-style="normal" officeooo:rsid="001758ba" officeooo:paragraph-rsid="001f6ddf" style:font-size-asian="12.25pt" style:font-style-asian="normal" style:font-size-complex="14pt" style:font-style-complex="normal"/>
    </style:style>
    <style:style style:name="P7" style:family="paragraph" style:parent-style-name="Standard">
      <style:text-properties style:font-name="Droid Sans Mono Dotted for Powerline" fo:font-size="14pt" fo:language="fr" fo:country="FR" fo:font-style="normal" officeooo:rsid="001b0f14" officeooo:paragraph-rsid="001b5446" style:font-size-asian="12.25pt" style:font-style-asian="normal" style:font-size-complex="14pt" style:font-style-complex="normal"/>
    </style:style>
    <style:style style:name="P8" style:family="paragraph" style:parent-style-name="Standard">
      <style:text-properties style:font-name="Droid Sans Mono Dotted for Powerline" fo:font-size="14pt" fo:language="fr" fo:country="FR" fo:font-style="normal" officeooo:rsid="001f6ddf" officeooo:paragraph-rsid="001f6ddf" style:font-size-asian="12.25pt" style:font-style-asian="normal" style:font-size-complex="14pt" style:font-style-complex="normal"/>
    </style:style>
    <style:style style:name="P9" style:family="paragraph" style:parent-style-name="Standard">
      <style:text-properties style:font-name="Droid Sans Mono Dotted for Powerline" fo:font-size="14pt" fo:language="fr" fo:country="FR" fo:font-style="normal" fo:font-weight="bold" officeooo:rsid="001b0f14" officeooo:paragraph-rsid="001b5446" style:font-size-asian="12.25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text-properties style:font-name="Droid Sans Mono Dotted for Powerline" fo:font-size="14pt" fo:language="fr" fo:country="FR" fo:font-style="normal" fo:font-weight="bold" officeooo:rsid="001d7656" officeooo:paragraph-rsid="001d7656" style:font-size-asian="12.25pt" style:font-style-asian="normal" style:font-weight-asian="bold" style:font-size-complex="14pt" style:font-style-complex="normal" style:font-weight-complex="bold"/>
    </style:style>
    <style:style style:name="P11" style:family="paragraph" style:parent-style-name="Standard">
      <style:text-properties style:font-name="Droid Sans Mono Dotted for Powerline" fo:font-size="14pt" fo:language="fr" fo:country="FR" fo:font-style="normal" fo:font-weight="bold" officeooo:rsid="0020fd6d" officeooo:paragraph-rsid="0020fd6d" style:font-size-asian="12.25pt" style:font-style-asian="normal" style:font-weight-asian="bold" style:font-size-complex="14pt" style:font-style-complex="normal" style:font-weight-complex="bold"/>
    </style:style>
    <style:style style:name="P12" style:family="paragraph" style:parent-style-name="Standard">
      <style:text-properties style:font-name="Droid Sans Mono Dotted for Powerline" fo:font-size="14pt" fo:language="fr" fo:country="FR" fo:font-style="normal" fo:font-weight="normal" officeooo:rsid="001f6ddf" officeooo:paragraph-rsid="0020fd6d" style:font-size-asian="12.25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text-properties style:font-name="Droid Sans Mono Dotted for Powerline" fo:font-size="14pt" fo:language="fr" fo:country="FR" fo:font-style="normal" fo:font-weight="normal" officeooo:rsid="0020fd6d" officeooo:paragraph-rsid="0020fd6d" style:font-size-asian="12.25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>
      <style:text-properties style:font-name="Droid Sans Mono Dotted for Powerline" fo:font-size="14pt" fo:language="fr" fo:country="FR" fo:font-style="normal" fo:font-weight="normal" officeooo:rsid="002175b2" officeooo:paragraph-rsid="002175b2" style:font-size-asian="12.25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>
      <style:text-properties style:font-name="Droid Sans Mono Dotted for Powerline" fo:font-size="14pt" fo:font-weight="bold" officeooo:rsid="00139fe3" officeooo:paragraph-rsid="00139fe3" style:font-size-asian="12.25pt" style:font-weight-asian="bold" style:font-size-complex="14pt" style:font-weight-complex="bold"/>
    </style:style>
    <style:style style:name="P16" style:family="paragraph" style:parent-style-name="Standard">
      <style:paragraph-properties fo:margin-left="0in" fo:margin-right="0in" fo:text-indent="0in" style:auto-text-indent="false"/>
      <style:text-properties style:font-name="Droid Sans Mono Dotted for Powerline" fo:font-size="14pt" fo:language="fr" fo:country="FR" fo:font-style="normal" fo:font-weight="bold" officeooo:rsid="002315df" officeooo:paragraph-rsid="002315df" style:font-size-asian="12.25pt" style:font-style-asian="normal" style:font-weight-asian="bold" style:font-size-complex="14pt" style:font-style-complex="normal" style:font-weight-complex="bold"/>
    </style:style>
    <style:style style:name="P17" style:family="paragraph" style:parent-style-name="Standard">
      <style:text-properties style:font-name="Droid Sans Mono Dotted for Powerline" fo:font-size="14pt" fo:language="fr" fo:country="FR" officeooo:rsid="00151e7f" officeooo:paragraph-rsid="00139fe3" style:font-size-asian="12.25pt" style:font-size-complex="14pt"/>
    </style:style>
    <style:style style:name="P18" style:family="paragraph" style:parent-style-name="Standard">
      <style:text-properties style:font-name="Droid Sans Mono Dotted for Powerline" fo:font-size="14pt" fo:language="fr" fo:country="FR" officeooo:rsid="00151e7f" officeooo:paragraph-rsid="00151e7f" style:font-size-asian="12.25pt" style:font-size-complex="14pt"/>
    </style:style>
    <style:style style:name="P19" style:family="paragraph" style:parent-style-name="Standard">
      <style:text-properties style:font-name="Droid Sans Mono Dotted for Powerline" fo:font-size="14pt" fo:language="fr" fo:country="FR" officeooo:rsid="00151e7f" officeooo:paragraph-rsid="00151e7f" style:font-size-asian="12.25pt" style:language-asian="zxx" style:country-asian="none" style:font-size-complex="14pt" style:language-complex="zxx" style:country-complex="none"/>
    </style:style>
    <style:style style:name="P20" style:family="paragraph" style:parent-style-name="Standard">
      <style:text-properties style:font-name="Droid Sans Mono Dotted for Powerline" fo:font-size="14pt" fo:language="fr" fo:country="FR" officeooo:rsid="00155c0c" officeooo:paragraph-rsid="00155c0c" style:font-size-asian="12.25pt" style:language-asian="zxx" style:country-asian="none" style:font-size-complex="14pt" style:language-complex="zxx" style:country-complex="none"/>
    </style:style>
    <style:style style:name="P21" style:family="paragraph" style:parent-style-name="Standard">
      <style:text-properties style:font-name="Droid Sans Mono Dotted for Powerline" fo:font-size="14pt" fo:language="fr" fo:country="FR" fo:font-weight="bold" officeooo:rsid="00151e7f" officeooo:paragraph-rsid="00151e7f" style:font-size-asian="12.25pt" style:font-weight-asian="bold" style:font-size-complex="14pt" style:font-weight-complex="bold"/>
    </style:style>
    <style:style style:name="P22" style:family="paragraph" style:parent-style-name="Standard">
      <style:text-properties style:font-name="Droid Sans Mono Dotted for Powerline" fo:font-size="14pt" fo:language="fr" fo:country="FR" fo:font-style="italic" officeooo:rsid="00155c0c" officeooo:paragraph-rsid="00155c0c" style:font-size-asian="12.25pt" style:language-asian="zxx" style:country-asian="none" style:font-style-asian="italic" style:font-size-complex="14pt" style:language-complex="zxx" style:country-complex="none" style:font-style-complex="italic"/>
    </style:style>
    <style:style style:name="P23" style:family="paragraph" style:parent-style-name="Standard">
      <style:text-properties style:font-name="Droid Sans Mono Dotted for Powerline" fo:font-size="14pt" fo:language="fr" fo:country="FR" fo:font-style="normal" officeooo:rsid="00155c0c" officeooo:paragraph-rsid="00155c0c" style:font-size-asian="12.25pt" style:language-asian="zxx" style:country-asian="none" style:font-style-asian="normal" style:font-size-complex="14pt" style:language-complex="zxx" style:country-complex="none" style:font-style-complex="normal"/>
    </style:style>
    <style:style style:name="P24" style:family="paragraph" style:parent-style-name="Standard">
      <style:text-properties style:font-name="Droid Sans Mono Dotted for Powerline" fo:font-size="14pt" fo:language="fr" fo:country="FR" fo:font-style="normal" officeooo:rsid="001758ba" officeooo:paragraph-rsid="001758ba" style:font-size-asian="12.25pt" style:language-asian="zxx" style:country-asian="none" style:font-style-asian="normal" style:font-size-complex="14pt" style:language-complex="zxx" style:country-complex="none" style:font-style-complex="normal"/>
    </style:style>
    <style:style style:name="P25" style:family="paragraph" style:parent-style-name="Standard">
      <style:text-properties style:font-name="Droid Sans Mono Dotted for Powerline" fo:font-size="14pt" fo:language="fr" fo:country="FR" fo:font-style="normal" officeooo:rsid="001b5446" officeooo:paragraph-rsid="001b5446" style:font-size-asian="12.25pt" style:language-asian="zxx" style:country-asian="none" style:font-style-asian="normal" style:font-size-complex="14pt" style:language-complex="zxx" style:country-complex="none" style:font-style-complex="normal"/>
    </style:style>
    <style:style style:name="P26" style:family="paragraph" style:parent-style-name="Standard">
      <style:text-properties style:font-name="Droid Sans Mono Dotted for Powerline" fo:font-size="14pt" fo:language="fr" fo:country="FR" fo:font-style="normal" officeooo:rsid="001d7656" officeooo:paragraph-rsid="001d7656" style:font-size-asian="12.25pt" style:language-asian="zxx" style:country-asian="none" style:font-style-asian="normal" style:font-size-complex="14pt" style:language-complex="zxx" style:country-complex="none" style:font-style-complex="normal"/>
    </style:style>
    <style:style style:name="P27" style:family="paragraph" style:parent-style-name="Standard">
      <style:text-properties style:font-name="Droid Sans Mono Dotted for Powerline" fo:font-size="14pt" fo:language="fr" fo:country="FR" fo:font-style="normal" officeooo:rsid="001b5446" officeooo:paragraph-rsid="001d6995" style:font-size-asian="12.25pt" style:font-style-asian="normal" style:font-size-complex="14pt" style:font-style-complex="normal"/>
    </style:style>
    <style:style style:name="P28" style:family="paragraph" style:parent-style-name="Standard">
      <style:text-properties style:font-name="Droid Sans Mono Dotted for Powerline" fo:font-size="14pt" fo:language="fr" fo:country="FR" fo:font-style="normal" fo:font-weight="bold" officeooo:rsid="001758ba" officeooo:paragraph-rsid="001758ba" style:font-size-asian="12.25pt" style:language-asian="zxx" style:country-asian="none" style:font-style-asian="normal" style:font-weight-asian="bold" style:font-size-complex="14pt" style:language-complex="zxx" style:country-complex="none" style:font-style-complex="normal" style:font-weight-complex="bold"/>
    </style:style>
    <style:style style:name="P29" style:family="paragraph" style:parent-style-name="Standard">
      <style:text-properties style:font-name="Droid Sans Mono Dotted for Powerline" fo:font-size="14pt" fo:language="fr" fo:country="FR" fo:font-style="normal" fo:font-weight="bold" officeooo:rsid="001758ba" officeooo:paragraph-rsid="001d6995" style:font-size-asian="12.25pt" style:language-asian="zxx" style:country-asian="none" style:font-style-asian="normal" style:font-weight-asian="bold" style:font-size-complex="14pt" style:language-complex="zxx" style:country-complex="none" style:font-style-complex="normal" style:font-weight-complex="bold"/>
    </style:style>
    <style:style style:name="P30" style:family="paragraph" style:parent-style-name="Standard">
      <style:text-properties style:font-name="Droid Sans Mono Dotted for Powerline" fo:font-size="14pt" fo:language="fr" fo:country="FR" fo:font-style="normal" fo:font-weight="bold" officeooo:rsid="001f6ddf" officeooo:paragraph-rsid="001f6ddf" style:font-size-asian="12.25pt" style:language-asian="zxx" style:country-asian="none" style:font-style-asian="normal" style:font-weight-asian="bold" style:font-size-complex="14pt" style:language-complex="zxx" style:country-complex="none" style:font-style-complex="normal" style:font-weight-complex="bold"/>
    </style:style>
    <style:style style:name="P31" style:family="paragraph" style:parent-style-name="Standard">
      <style:text-properties style:font-name="Droid Sans Mono Dotted for Powerline" fo:font-size="14pt" fo:language="fr" fo:country="FR" fo:font-style="normal" fo:font-weight="bold" officeooo:rsid="00177539" officeooo:paragraph-rsid="001758ba" style:font-size-asian="12.25pt" style:language-asian="zxx" style:country-asian="none" style:font-style-asian="normal" style:font-weight-asian="bold" style:font-size-complex="14pt" style:language-complex="zxx" style:country-complex="none" style:font-style-complex="normal" style:font-weight-complex="bold"/>
    </style:style>
    <style:style style:name="P32" style:family="paragraph" style:parent-style-name="Standard">
      <style:text-properties style:font-name="Droid Sans Mono Dotted for Powerline" fo:font-size="14pt" fo:language="fr" fo:country="FR" fo:font-style="normal" fo:font-weight="bold" officeooo:rsid="0020fd6d" officeooo:paragraph-rsid="0020fd6d" style:font-size-asian="12.25pt" style:language-asian="zxx" style:country-asian="none" style:font-style-asian="normal" style:font-weight-asian="bold" style:font-size-complex="14pt" style:language-complex="zxx" style:country-complex="none" style:font-style-complex="normal" style:font-weight-complex="bold"/>
    </style:style>
    <style:style style:name="P33" style:family="paragraph" style:parent-style-name="Standard">
      <style:text-properties style:font-name="Droid Sans Mono Dotted for Powerline" fo:font-size="14pt" fo:language="fr" fo:country="FR" fo:font-style="normal" fo:font-weight="bold" officeooo:rsid="00214cd2" officeooo:paragraph-rsid="0020fd6d" style:font-size-asian="12.25pt" style:language-asian="zxx" style:country-asian="none" style:font-style-asian="normal" style:font-weight-asian="bold" style:font-size-complex="14pt" style:language-complex="zxx" style:country-complex="none" style:font-style-complex="normal" style:font-weight-complex="bold"/>
    </style:style>
    <style:style style:name="P34" style:family="paragraph" style:parent-style-name="Standard">
      <style:text-properties style:font-name="Droid Sans Mono Dotted for Powerline" fo:font-size="14pt" fo:language="fr" fo:country="FR" fo:font-style="normal" fo:font-weight="normal" officeooo:rsid="0020fd6d" officeooo:paragraph-rsid="0020fd6d" style:font-size-asian="12.25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35" style:family="paragraph" style:parent-style-name="Standard">
      <style:text-properties style:font-name="Droid Sans Mono Dotted for Powerline" fo:font-size="14pt" fo:language="fr" fo:country="FR" fo:font-style="normal" fo:font-weight="normal" officeooo:rsid="0020fd6d" officeooo:paragraph-rsid="001f6ddf" style:font-size-asian="12.25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36" style:family="paragraph" style:parent-style-name="Standard">
      <style:paragraph-properties fo:margin-left="0in" fo:margin-right="0in" fo:text-indent="0in" style:auto-text-indent="false"/>
      <style:text-properties style:font-name="Droid Sans Mono Dotted for Powerline" fo:font-size="14pt" fo:language="fr" fo:country="FR" fo:font-style="normal" fo:font-weight="normal" officeooo:rsid="002315df" officeooo:paragraph-rsid="002315df" style:font-size-asian="12.25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37" style:family="paragraph" style:parent-style-name="Standard">
      <style:paragraph-properties fo:margin-left="0in" fo:margin-right="0in" fo:text-indent="0in" style:auto-text-indent="false"/>
      <style:text-properties style:font-name="Droid Sans Mono Dotted for Powerline" fo:font-size="14pt" fo:language="fr" fo:country="FR" fo:font-style="normal" fo:font-weight="normal" officeooo:rsid="00244738" officeooo:paragraph-rsid="00244738" style:font-size-asian="12.25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38" style:family="paragraph" style:parent-style-name="Standard">
      <style:paragraph-properties fo:margin-left="0in" fo:margin-right="0in" fo:text-indent="0in" style:auto-text-indent="false"/>
      <style:text-properties style:font-name="Droid Sans Mono Dotted for Powerline" fo:font-size="14pt" fo:language="fr" fo:country="FR" fo:font-style="normal" fo:font-weight="normal" officeooo:rsid="0025ee50" officeooo:paragraph-rsid="0025ee50" style:font-size-asian="12.25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39" style:family="paragraph" style:parent-style-name="Standard">
      <style:paragraph-properties fo:margin-left="0in" fo:margin-right="0in" fo:text-indent="0in" style:auto-text-indent="false"/>
      <style:text-properties style:font-name="Droid Sans Mono Dotted for Powerline" fo:font-size="14pt" fo:language="fr" fo:country="FR" fo:font-style="normal" fo:font-weight="normal" officeooo:rsid="002698bb" officeooo:paragraph-rsid="002698bb" style:font-size-asian="12.25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40" style:family="paragraph" style:parent-style-name="Standard">
      <style:paragraph-properties fo:margin-left="0in" fo:margin-right="0in" fo:text-indent="0in" style:auto-text-indent="false"/>
      <style:text-properties style:font-name="Droid Sans Mono Dotted for Powerline" fo:font-size="14pt" fo:language="fr" fo:country="FR" fo:font-style="normal" fo:font-weight="normal" officeooo:rsid="00278b77" officeooo:paragraph-rsid="00278b77" style:font-size-asian="12.25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41" style:family="paragraph" style:parent-style-name="Standard">
      <style:paragraph-properties fo:margin-left="0in" fo:margin-right="0in" fo:text-indent="0in" style:auto-text-indent="false"/>
      <style:text-properties style:font-name="Droid Sans Mono Dotted for Powerline" fo:font-size="14pt" fo:language="fr" fo:country="FR" fo:font-style="normal" fo:font-weight="bold" officeooo:rsid="002698bb" officeooo:paragraph-rsid="002698bb" style:font-size-asian="12.25pt" style:language-asian="zxx" style:country-asian="none" style:font-style-asian="normal" style:font-weight-asian="bold" style:font-size-complex="14pt" style:language-complex="zxx" style:country-complex="none" style:font-style-complex="normal" style:font-weight-complex="bold"/>
    </style:style>
    <style:style style:name="P42" style:family="paragraph" style:parent-style-name="Standard">
      <style:paragraph-properties fo:margin-left="0in" fo:margin-right="0in" fo:text-indent="0in" style:auto-text-indent="false"/>
      <style:text-properties style:font-name="Droid Sans Mono Dotted for Powerline" fo:font-size="14pt" fo:language="fr" fo:country="FR" fo:font-style="normal" fo:font-weight="bold" officeooo:rsid="0025ee50" officeooo:paragraph-rsid="0025ee50" style:font-size-asian="12.25pt" style:language-asian="zxx" style:country-asian="none" style:font-style-asian="normal" style:font-weight-asian="bold" style:font-size-complex="14pt" style:language-complex="zxx" style:country-complex="none" style:font-style-complex="normal" style:font-weight-complex="bold"/>
    </style:style>
    <style:style style:name="P43" style:family="paragraph" style:parent-style-name="Standard">
      <style:paragraph-properties fo:margin-left="0in" fo:margin-right="0in" fo:text-indent="0in" style:auto-text-indent="false"/>
      <style:text-properties style:font-name="Droid Sans Mono Dotted for Powerline" fo:font-size="14pt" fo:language="fr" fo:country="FR" fo:font-style="normal" fo:font-weight="bold" officeooo:rsid="00278b77" officeooo:paragraph-rsid="00278b77" style:font-size-asian="12.25pt" style:language-asian="zxx" style:country-asian="none" style:font-style-asian="normal" style:font-weight-asian="bold" style:font-size-complex="14pt" style:language-complex="zxx" style:country-complex="none" style:font-style-complex="normal" style:font-weight-complex="bold"/>
    </style:style>
    <style:style style:name="P44" style:family="paragraph" style:parent-style-name="Standard">
      <style:paragraph-properties fo:margin-left="0in" fo:margin-right="0in" fo:text-indent="0in" style:auto-text-indent="false"/>
      <style:text-properties style:font-name="Droid Sans Mono Dotted for Powerline" fo:font-size="14pt" fo:language="fr" fo:country="FR" fo:font-style="normal" fo:font-weight="bold" officeooo:rsid="0029274b" officeooo:paragraph-rsid="0029274b" style:font-size-asian="12.25pt" style:language-asian="zxx" style:country-asian="none" style:font-style-asian="normal" style:font-weight-asian="bold" style:font-size-complex="14pt" style:language-complex="zxx" style:country-complex="none" style:font-style-complex="normal" style:font-weight-complex="bold"/>
    </style:style>
    <style:style style:name="T1" style:family="text">
      <style:text-properties fo:language="fr" fo:country="FR" officeooo:rsid="00151e7f"/>
    </style:style>
    <style:style style:name="T2" style:family="text">
      <style:text-properties style:language-asian="zxx" style:country-asian="none" style:language-complex="zxx" style:country-complex="none"/>
    </style:style>
    <style:style style:name="T3" style:family="text">
      <style:text-properties officeooo:rsid="00177539" style:language-asian="zxx" style:country-asian="none" style:language-complex="zxx" style:country-complex="none"/>
    </style:style>
    <style:style style:name="T4" style:family="text">
      <style:text-properties officeooo:rsid="001b5446" style:language-asian="zxx" style:country-asian="none" style:language-complex="zxx" style:country-complex="none"/>
    </style:style>
    <style:style style:name="T5" style:family="text">
      <style:text-properties officeooo:rsid="001be09b" style:language-asian="zxx" style:country-asian="none" style:language-complex="zxx" style:country-complex="none"/>
    </style:style>
    <style:style style:name="T6" style:family="text">
      <style:text-properties officeooo:rsid="001d7656" style:language-asian="zxx" style:country-asian="none" style:language-complex="zxx" style:country-complex="none"/>
    </style:style>
    <style:style style:name="T7" style:family="text">
      <style:text-properties officeooo:rsid="001f6ddf" style:language-asian="zxx" style:country-asian="none" style:language-complex="zxx" style:country-complex="none"/>
    </style:style>
    <style:style style:name="T8" style:family="text">
      <style:text-properties officeooo:rsid="0020fd6d" style:language-asian="zxx" style:country-asian="none" style:language-complex="zxx" style:country-complex="none"/>
    </style:style>
    <style:style style:name="T9" style:family="text">
      <style:text-properties officeooo:rsid="00214cd2" style:language-asian="zxx" style:country-asian="none" style:language-complex="zxx" style:country-complex="none"/>
    </style:style>
    <style:style style:name="T10" style:family="text">
      <style:text-properties officeooo:rsid="002175b2" style:language-asian="zxx" style:country-asian="none" style:language-complex="zxx" style:country-complex="none"/>
    </style:style>
    <style:style style:name="T11" style:family="text">
      <style:text-properties officeooo:rsid="00253225" style:language-asian="zxx" style:country-asian="none" style:language-complex="zxx" style:country-complex="none"/>
    </style:style>
    <style:style style:name="T12" style:family="text">
      <style:text-properties officeooo:rsid="002698bb" style:language-asian="zxx" style:country-asian="none" style:language-complex="zxx" style:country-complex="none"/>
    </style:style>
    <style:style style:name="T13" style:family="text">
      <style:text-properties fo:font-weight="normal" style:language-asian="zxx" style:country-asian="none" style:font-weight-asian="normal" style:language-complex="zxx" style:country-complex="none" style:font-weight-complex="normal"/>
    </style:style>
    <style:style style:name="T14" style:family="text">
      <style:text-properties fo:font-weight="normal" officeooo:rsid="00195046" style:language-asian="zxx" style:country-asian="none" style:font-weight-asian="normal" style:language-complex="zxx" style:country-complex="none" style:font-weight-complex="normal"/>
    </style:style>
    <style:style style:name="T15" style:family="text">
      <style:text-properties fo:font-weight="normal" officeooo:rsid="001b0f14" style:language-asian="zxx" style:country-asian="none" style:font-weight-asian="normal" style:language-complex="zxx" style:country-complex="none" style:font-weight-complex="normal"/>
    </style:style>
    <style:style style:name="T16" style:family="text">
      <style:text-properties fo:font-weight="normal" officeooo:rsid="001f6ddf" style:language-asian="zxx" style:country-asian="none" style:font-weight-asian="normal" style:language-complex="zxx" style:country-complex="none" style:font-weight-complex="normal"/>
    </style:style>
    <style:style style:name="T17" style:family="text">
      <style:text-properties fo:font-weight="normal" officeooo:rsid="002175b2" style:language-asian="zxx" style:country-asian="none" style:font-weight-asian="normal" style:language-complex="zxx" style:country-complex="none" style:font-weight-complex="normal"/>
    </style:style>
    <style:style style:name="T18" style:family="text">
      <style:text-properties fo:font-weight="normal" officeooo:rsid="002315df" style:language-asian="zxx" style:country-asian="none" style:font-weight-asian="normal" style:language-complex="zxx" style:country-complex="none" style:font-weight-complex="normal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bold" style:language-asian="zxx" style:country-asian="none" style:font-weight-asian="bold" style:language-complex="zxx" style:country-complex="none" style:font-weight-complex="bold"/>
    </style:style>
    <style:style style:name="T21" style:family="text">
      <style:text-properties fo:font-weight="bold" officeooo:rsid="001d6995" style:language-asian="zxx" style:country-asian="none" style:font-weight-asian="bold" style:language-complex="zxx" style:country-complex="none" style:font-weight-complex="bold"/>
    </style:style>
    <style:style style:name="T22" style:family="text">
      <style:text-properties fo:font-weight="bold" officeooo:rsid="00177539" style:language-asian="zxx" style:country-asian="none" style:font-weight-asian="bold" style:language-complex="zxx" style:country-complex="none" style:font-weight-complex="bold"/>
    </style:style>
    <style:style style:name="T23" style:family="text">
      <style:text-properties fo:font-weight="bold" officeooo:rsid="001f6ddf" style:language-asian="zxx" style:country-asian="none" style:font-weight-asian="bold" style:language-complex="zxx" style:country-complex="none" style:font-weight-complex="bold"/>
    </style:style>
    <style:style style:name="T24" style:family="text">
      <style:text-properties fo:font-weight="bold" officeooo:rsid="0020fd6d" style:language-asian="zxx" style:country-asian="none" style:font-weight-asian="bold" style:language-complex="zxx" style:country-complex="none" style:font-weight-complex="bold"/>
    </style:style>
    <style:style style:name="T25" style:family="text">
      <style:text-properties fo:font-weight="bold" officeooo:rsid="00214cd2" style:language-asian="zxx" style:country-asian="none" style:font-weight-asian="bold" style:language-complex="zxx" style:country-complex="none" style:font-weight-complex="bold"/>
    </style:style>
    <style:style style:name="T26" style:family="text">
      <style:text-properties fo:font-weight="bold" officeooo:rsid="002698bb" style:language-asian="zxx" style:country-asian="none" style:font-weight-asian="bold" style:language-complex="zxx" style:country-complex="none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officeooo:rsid="00218448"/>
    </style:style>
    <style:style style:name="T29" style:family="text">
      <style:text-properties officeooo:rsid="002698bb"/>
    </style:style>
    <style:style style:name="T30" style:family="text">
      <style:text-properties officeooo:rsid="00278b77"/>
    </style:style>
    <style:style style:name="T31" style:family="text">
      <style:text-properties officeooo:rsid="0029274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V) User Requirement Specifications</text:p>
      <text:p text:style-name="P1"/>
      <text:p text:style-name="P15">5.1 Définition</text:p>
      <text:p text:style-name="P1"/>
      <text:p text:style-name="P1">Les User Requirement Specifications (URS), ou le cahier des charges des spécifications de l’utilisateur, à pour but de présenter les exigences du client ou de l’utilisateur. <text:span text:style-name="T1">Il doit contenir une liste exhaustive (dans la mesure du possible) de ce que le logiciel sera en mesure de faire au terme de son développement. </text:span></text:p>
      <text:p text:style-name="P17"/>
      <text:p text:style-name="P21">5.2 Priorité</text:p>
      <text:p text:style-name="P2"/>
      <text:p text:style-name="P2">Nous avons décidé de diviser les URS en <text:span text:style-name="T28">trois</text:span> niveaux de priorité afin de bien séparer les <text:span text:style-name="T2">caractéristiques que nous voulons absoluement trouver dans le logiciel final et les caractéristiques qui pourraient être intéressantes à développer dans le futur. </text:span></text:p>
      <text:p text:style-name="P19"/>
      <text:p text:style-name="P3"><text:span text:style-name="T2">M – Mandatory requirement. </text:span><text:span text:style-name="T13">**</text:span><text:span text:style-name="T14">doit être développé**</text:span></text:p>
      <text:p text:style-name="P22">‘Cette caractéristique doit être incluse dans le logiciel final.’</text:p>
      <text:p text:style-name="P20"/>
      <text:p text:style-name="P3"><text:span text:style-name="T2">D – Desirable requirement. </text:span><text:span text:style-name="T13">**</text:span><text:span text:style-name="T14">doit être développé dans la mesure du possible**</text:span></text:p>
      <text:p text:style-name="P22">‘Cette caractéristique devrait être incluse dans le logiciel final, sauf si contrainte trop importante ou manque de temps.’</text:p>
      <text:p text:style-name="P20"/>
      <text:p text:style-name="P3"><text:span text:style-name="T2">E – Possible future enhancement. </text:span><text:span text:style-name="T13">**</text:span><text:span text:style-name="T15">peut être développé dans le futur ou sera développé en fonction de l’avancement du projet**</text:span></text:p>
      <text:p text:style-name="P22">‘Cette caractéristique pourrait être incluse dans le logiciel final dans le futur.’</text:p>
      <text:p text:style-name="P23"/>
      <text:p text:style-name="P24"/>
      <text:p text:style-name="P24"/>
      <text:p text:style-name="P24"/>
      <text:p text:style-name="P24"/>
      <text:p text:style-name="P24"/>
      <text:p text:style-name="P24"/>
      <text:p text:style-name="P28"><text:soft-page-break/>5.3 Mandatory requirement</text:p>
      <text:p text:style-name="P24"/>
      <text:p text:style-name="P9"><text:span text:style-name="T4">5.3.1 </text:span><text:span text:style-name="T7">Explication générale(1)</text:span></text:p>
      <text:p text:style-name="P25"/>
      <text:p text:style-name="P7"><text:span text:style-name="T2">Le logiciel </text:span><text:span text:style-name="T4">lockatme devra être installable sur l’os linux et aura pour fonctionalité de permettre à l’utilisateur de vérrouiller son écran puis de le déverrouiller par reconnaissance faciale ou, le cas échéant, par mot de passe. Pour se faire l’utilisateur sera invité à enregistrer des photos de lui dans un dossier spécifique, ces photos seront utilisé comme modèle pour la reconnaissance par webcam. Des tests seront effectué pour déterminer si ces photos </text:span><text:span text:style-name="T6">sont</text:span><text:span text:style-name="T4"> de qualité</text:span><text:span text:style-name="T5">s</text:span><text:span text:style-name="T4"> suffisante</text:span><text:span text:style-name="T5">s</text:span><text:span text:style-name="T4"> pour reconnaître l’utilisateur à coup sur. </text:span><text:span text:style-name="T7">L’exécution des commandes se fera par CLI.</text:span></text:p>
      <text:p text:style-name="P25"/>
      <text:p text:style-name="P10"><text:span text:style-name="T4">5.</text:span><text:span text:style-name="T2">3.2 Organisation</text:span></text:p>
      <text:p text:style-name="P26"/>
      <text:p text:style-name="P29">M.1 : Verrouillage écran</text:p>
      <text:p text:style-name="P27"><text:span text:style-name="T2">L’utilisateur sera capable de verrouiller son écran avec une commande en CLI.</text:span></text:p>
      <text:p text:style-name="P24"/>
      <text:p text:style-name="P4"><text:span text:style-name="T20">M.</text:span><text:span text:style-name="T21">2</text:span><text:span text:style-name="T20"> : Reconnaissance faciale</text:span></text:p>
      <text:p text:style-name="P24">Le logiciel sera capable de reconnaître le visage de l’utilisateur à l’aide d’une webcam.</text:p>
      <text:p text:style-name="P4"/>
      <text:p text:style-name="P4"><text:span text:style-name="T20">M.</text:span><text:span text:style-name="T26">3</text:span><text:span text:style-name="T20"> : Déverrouillage écran</text:span></text:p>
      <text:p text:style-name="P4"><text:span text:style-name="T2">L’utilisateur sera capable </text:span><text:span text:style-name="T3">de déverrouiller son écran.</text:span></text:p>
      <text:p text:style-name="P5"><text:span text:style-name="T22"><text:tab/>M.</text:span><text:span text:style-name="T26">3</text:span><text:span text:style-name="T22">.</text:span><text:span text:style-name="T26">1</text:span><text:span text:style-name="T22"> Par reconnaissance faciale</text:span></text:p>
      <text:p text:style-name="P30"><text:tab/><text:tab/>M.<text:span text:style-name="T29">3</text:span>.<text:span text:style-name="T29">1.1</text:span> Prise d’information</text:p>
      <text:p text:style-name="P6"><text:span text:style-name="T23"><text:tab/><text:tab/></text:span><text:span text:style-name="T16">Le logiciel sera capable de prendre une photo <text:tab/><text:tab/><text:tab/><text:tab/>toutes les trois secondes à travers la webcam.</text:span></text:p>
      <text:p text:style-name="P6"><text:span text:style-name="T23"><text:tab/><text:tab/></text:span><text:span text:style-name="T18">Le cas échéant cf M.2.2.2</text:span></text:p>
      <text:p text:style-name="P4"><text:span text:style-name="T22"><text:tab/><text:tab/>M.</text:span><text:span text:style-name="T26">3</text:span><text:span text:style-name="T22">.</text:span><text:span text:style-name="T26">1</text:span><text:span text:style-name="T22">.</text:span><text:span text:style-name="T26">2</text:span><text:span text:style-name="T22"> Par saisie de mot de passe</text:span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8"><text:soft-page-break/><text:span text:style-name="T22">5.</text:span><text:span text:style-name="T24">4</text:span><text:span text:style-name="T20"> Desirable requirement</text:span></text:p>
      <text:p text:style-name="P30"/>
      <text:p text:style-name="P8"><text:span text:style-name="T22">5.</text:span><text:span text:style-name="T24">4</text:span><text:span text:style-name="T20">.1 Explication générale(2)</text:span></text:p>
      <text:p text:style-name="P30"/>
      <text:p text:style-name="P12"><text:span text:style-name="T2">De plus nous souhaiterions que l’utilisateur puisse personnaliser plusieurs aspects du logiciel. Par exemple, il lui serait possible de choisir une image lors du verrouillage de l’écran. Il pourrait également modifier </text:span><text:span text:style-name="T8">la fréquence de prise d’information lors du déverrouillage par reconnaissance faciale.</text:span></text:p>
      <text:p text:style-name="P34">Concernant le verrouillage de l’écran, nous souhaiterions qu’il se fasse de manière automatique lorsque l’utilisateur baisse le clapet, ou qu’il appuie sur une touche choisie.</text:p>
      <text:p text:style-name="P14"><text:span text:style-name="T8">S</text:span><text:span text:style-name="T2">i nous avons de le temps nous souhaiterions réaliser une interface graphique pour le choix des images «modèles» et pour l’entrée du mot de passe.</text:span></text:p>
      <text:p text:style-name="P35"/>
      <text:p text:style-name="P32">5.4.<text:span text:style-name="T29">2</text:span> Organisation (2)</text:p>
      <text:p text:style-name="P34"/>
      <text:p text:style-name="P32">M.1 Verrouillage écran</text:p>
      <text:p text:style-name="P13"><text:span text:style-name="T2"><text:tab/></text:span><text:span text:style-name="T20">D.1 Verrouillage automatique de l’écran</text:span></text:p>
      <text:p text:style-name="P13"><text:span text:style-name="T2"><text:tab/>L’utilisateur devrait être capable de verrouiller son <text:tab/>écran </text:span><text:span text:style-name="T9">avec</text:span><text:span text:style-name="T2"> :</text:span></text:p>
      <text:p text:style-name="P13"><text:span text:style-name="T2"><text:tab/><text:tab/></text:span><text:span text:style-name="T20">D.1.1 </text:span><text:span text:style-name="T25">Un r</text:span><text:span text:style-name="T20">accourci clavier</text:span></text:p>
      <text:p text:style-name="P11"><text:span text:style-name="T2"><text:tab/><text:tab/>D.1.2 </text:span><text:span text:style-name="T9">La f</text:span><text:span text:style-name="T2">ermeture clapet</text:span></text:p>
      <text:p text:style-name="P32"/>
      <text:p text:style-name="P11"><text:span text:style-name="T10"><text:tab/></text:span><text:span text:style-name="T9">D.2 Personnalisation de l’écran verrouillé<text:line-break/><text:tab/></text:span><text:span text:style-name="T17">L’utilisateur devrait être capable de choisir l’aspect <text:line-break/><text:tab/>de son écran verrouillé (image, texte).</text:span></text:p>
      <text:p text:style-name="P33"/>
      <text:p text:style-name="P16"><text:span text:style-name="T9">M.</text:span><text:span text:style-name="T12">3</text:span><text:span text:style-name="T2">.1.1 Prise d’information</text:span></text:p>
      <text:p text:style-name="P16"><text:span text:style-name="T2"><text:tab/>D.2 Choix fréquence prise photo<text:line-break/><text:tab/></text:span><text:span text:style-name="T13">L’utilisateur devrait être capable de choisir la <text:tab/>fréquence de prise de photos lors du déverrouillage par <text:tab/>reconnaissance faciale.</text:span></text:p>
      <text:p text:style-name="P36"/>
      <text:p text:style-name="P16"><text:span text:style-name="T2">D.3 </text:span><text:span text:style-name="T11">I</text:span><text:span text:style-name="T2">nterface graphique</text:span></text:p>
      <text:p text:style-name="P37">L’utilisateur devrait être capable de choisir ses photos et entrer son mot de passe lors du déverrouillage grâce à une interface graphique.</text:p>
      <text:p text:style-name="P37"/>
      <text:p text:style-name="P42"><text:soft-page-break/>5.5 Possible future enhancement</text:p>
      <text:p text:style-name="P38"/>
      <text:p text:style-name="P42">5.5.1 Explication générale(3)</text:p>
      <text:p text:style-name="P38"/>
      <text:p text:style-name="P38">Le projet étant open source nous invitons les développeurs à consulter le repository GitHub pour contribuer au projet et proposer de nouvelles fonctionnalités. </text:p>
      <text:p text:style-name="P38">L’idée du projet est que lockatme pourra être utilisé comme <text:span text:style-name="T30">programme</text:span> de base pour développer de nouveaux moyens de déverrouillage d’écran. Nous avons notamment pensé à un déverrouillage par finger-print. Ainsi l’utilisateur aurait la possibilité de choisir parmis les différents moyen de déverrouillage pour sécuriser son ordinateur.</text:p>
      <text:p text:style-name="P38">Une autre avancée souhaitable serait la récupération des données des réseaux sociaux (via API) pour que l’utilisateur n’ait pas à choisir des photos manuellement.</text:p>
      <text:p text:style-name="P38">Enfin pour garantir la sécurité du déverrouillage, il serait souhaitable d’améliorer la reconnaissance faciale, pour faire face à de possibles failles (montrer une photo de l’utilisateur à la webcam).</text:p>
      <text:p text:style-name="P38"/>
      <text:p text:style-name="P41">5.5.2 Organisation(3)</text:p>
      <text:p text:style-name="P39"/>
      <text:p text:style-name="P41">M.3 Déverrouillage écran</text:p>
      <text:p text:style-name="P41"><text:tab/>E.1 <text:span text:style-name="T30">Programme modulaire </text:span><text:span text:style-name="T19"><text:line-break/><text:tab/><text:tab/></text:span>E.1.<text:span text:style-name="T30">1</text:span> Par Finger-print</text:p>
      <text:p text:style-name="P39"><text:tab/><text:tab/>L’utilisateur pourrait être capable déverrouiller <text:tab/><text:tab/><text:tab/>son écran avec un finger-print.</text:p>
      <text:p text:style-name="P40"/>
      <text:p text:style-name="P43">M.2 Reconnaissance faciale</text:p>
      <text:p text:style-name="P40"><text:tab/><text:span text:style-name="T27">E.2 Récupération par API</text:span></text:p>
      <text:p text:style-name="P40"><text:tab/>L’utilisateur pourrait être capable d’entrer son nom de <text:tab/>compte et mot de passe d’un réseau social afin que le <text:tab/><text:line-break/><text:tab/>programme récupère automatiquement ses photos.<text:line-break/></text:p>
      <text:p text:style-name="P44">M.3.1 Déverrouillage écran par reconnaissance faciale</text:p>
      <text:p text:style-name="P40"><text:tab/><text:span text:style-name="T27">E.3 Instruction spécifique</text:span></text:p>
      <text:p text:style-name="P40"><text:tab/>Le programme pourrait être capable de demander à <text:tab/>l’utilisateur de faire certaine<text:span text:style-name="T31">s</text:span> gestuelle<text:span text:style-name="T31">s</text:span> spécifique<text:span text:style-name="T31">s</text:span> <text:tab/>du visage. </text:p>
      <text:p text:style-name="P3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 Dotted for Powerline" svg:font-family="'Droid Sans Mono Dotted for Powerline'" style:font-family-generic="swiss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5T17:01:55.509919285</meta:creation-date>
    <meta:generator>LibreOffice/5.4.3.2$Linux_X86_64 LibreOffice_project/40m0$Build-2</meta:generator>
    <dc:date>2017-11-27T14:10:24.138278171</dc:date>
    <meta:editing-duration>PT9M28S</meta:editing-duration>
    <meta:editing-cycles>6</meta:editing-cycles>
    <meta:document-statistic meta:table-count="0" meta:image-count="0" meta:object-count="0" meta:page-count="4" meta:paragraph-count="58" meta:word-count="754" meta:character-count="5212" meta:non-whitespace-character-count="4461"/>
  </office:meta>
</office:document-meta>
</file>